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ab098" officeooo:paragraph-rsid="001ab098"/>
    </style:style>
    <style:style style:name="P2" style:family="paragraph" style:parent-style-name="Standard">
      <style:text-properties officeooo:rsid="001eb203" officeooo:paragraph-rsid="001eb203"/>
    </style:style>
    <style:style style:name="P3" style:family="paragraph" style:parent-style-name="Standard">
      <style:text-properties officeooo:rsid="001f09ed" officeooo:paragraph-rsid="001f09ed"/>
    </style:style>
    <style:style style:name="P4" style:family="paragraph" style:parent-style-name="Standard">
      <style:text-properties officeooo:rsid="00224867" officeooo:paragraph-rsid="00224867"/>
    </style:style>
    <style:style style:name="P5" style:family="paragraph" style:parent-style-name="Standard" style:list-style-name="L1">
      <style:text-properties officeooo:rsid="00224867" officeooo:paragraph-rsid="00224867"/>
    </style:style>
    <style:style style:name="P6" style:family="paragraph" style:parent-style-name="Standard" style:list-style-name="L1">
      <style:text-properties officeooo:rsid="0022fa67" officeooo:paragraph-rsid="0022fa67"/>
    </style:style>
    <style:style style:name="P7" style:family="paragraph" style:parent-style-name="Standard">
      <style:text-properties officeooo:rsid="0022fa67" officeooo:paragraph-rsid="0022fa67"/>
    </style:style>
    <style:style style:name="T1" style:family="text">
      <style:text-properties officeooo:rsid="001c413b"/>
    </style:style>
    <style:style style:name="T2" style:family="text">
      <style:text-properties officeooo:rsid="001f09ed"/>
    </style:style>
    <style:style style:name="T3" style:family="text">
      <style:text-properties officeooo:rsid="0020b64a"/>
    </style:style>
    <style:style style:name="T4" style:family="text">
      <style:text-properties officeooo:rsid="0022fa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doesn’t take much searching to find skateboarders scattered around your local <text:span text:style-name="T1">public spaces</text:span>. <text:span text:style-name="T1">Skaters love to make skate spots out of fountains, picnic tables, benches, and stair rails.</text:span></text:p>
      <text:p text:style-name="P1"/>
      <text:p text:style-name="P2">Is the fact that these signs are ignored a strength of literacy or a failure?</text:p>
      <text:p text:style-name="P2"/>
      <text:p text:style-name="P2">Is the population so literate that they establish these signs don’t really matter, or is it a failure<text:span text:style-name="T2"> of</text:span> authority’s literacy <text:span text:style-name="T2">in getting the </text:span>point across?</text:p>
      <text:p text:style-name="P2"/>
      <text:p text:style-name="P3">Skating <text:span text:style-name="T3">in public space </text:span>is a well debated topic <text:span text:style-name="T3">and concerns both skaters and common civilians alike.</text:span></text:p>
      <text:p text:style-name="P3"/>
      <text:p text:style-name="P4">Skaters could have a variety of reasons for breaking the rules (elaborate on each of these to stall):</text:p>
      <text:list xml:id="list672602368" text:style-name="L1">
        <text:list-item>
          <text:p text:style-name="P5">most skaters constantly live under authority, and with teenagers having their lives increasingly monitored and regulated, many use skateboarding <text:span text:style-name="T4">as transgressive behavior to escape authority (read my scholarly discourse for more info)</text:span></text:p>
        </text:list-item>
        <text:list-item>
          <text:p text:style-name="P6">lack of community action in the creation of dedicated skateparks</text:p>
        </text:list-item>
        <text:list-item>
          <text:p text:style-name="P6">preference of more natural street skating over designated, artificial skateparks.</text:p>
        </text:list-item>
        <text:list-item>
          <text:p text:style-name="P6">just passing through the public space to get to class (or wherever) (transportation)</text:p>
        </text:list-item>
      </text:list>
      <text:p text:style-name="P7"/>
      <text:p text:style-name="P7">This is an important question to ask because it could diagnose the source of the public skating issue, leading to a proper solution once and for all.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2:07:39.936043167</meta:creation-date>
    <dc:date>2019-05-02T15:39:36.154829323</dc:date>
    <meta:editing-duration>PT10S</meta:editing-duration>
    <meta:editing-cycles>1</meta:editing-cycles>
    <meta:document-statistic meta:table-count="0" meta:image-count="0" meta:object-count="0" meta:page-count="1" meta:paragraph-count="10" meta:word-count="201" meta:character-count="1241" meta:non-whitespace-character-count="1053"/>
    <meta:generator>LibreOffice/6.2.0.3$Linux_X86_64 LibreOffice_project/20$Build-3</meta:generator>
  </office:meta>
</office:document-meta>
</file>